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Rubik" svg:font-family="Rubik, sans-serif"/>
    <style:font-face style:name="nevermindcondensed regular" svg:font-family="'nevermindcondensed regular'"/>
    <style:font-face style:name="sans-serif" svg:font-family="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7564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7cd33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81a35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rsid="0007cd33" officeooo:paragraph-rsid="0007cd33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529" loext:opacity="100%" style:font-name="nevermindcondensed regular" fo:font-size="12pt" fo:letter-spacing="normal" fo:font-style="normal" fo:font-weight="normal" officeooo:paragraph-rsid="0007564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529" loext:opacity="100%" style:font-name="nevermindcondensed regular" fo:font-size="12pt" fo:letter-spacing="normal" fo:font-style="normal" fo:font-weight="normal" officeooo:rsid="0007cd33" officeooo:paragraph-rsid="0007cd33"/>
    </style:style>
    <style:style style:name="P7" style:family="paragraph" style:parent-style-name="Text_20_body">
      <style:paragraph-properties fo:margin-left="0cm" fo:margin-right="0cm" fo:margin-top="0cm" fo:margin-bottom="0.529cm" style:contextual-spacing="false" style:line-height-at-least="0.688cm" fo:text-align="justify" style:justify-single-word="false" fo:orphans="2" fo:widows="2" fo:text-indent="0cm" style:auto-text-indent="false"/>
      <style:text-properties fo:font-variant="normal" fo:text-transform="none" fo:color="#3f506f" loext:opacity="100%" style:font-name="Rubik" fo:font-size="12pt" fo:letter-spacing="normal" fo:font-style="normal" fo:font-weight="normal"/>
    </style:style>
    <style:style style:name="P8" style:family="paragraph" style:parent-style-name="Text_20_body">
      <style:text-properties officeooo:paragraph-rsid="00081a35"/>
    </style:style>
    <style:style style:name="P9" style:family="paragraph" style:parent-style-name="Text_20_body">
      <style:text-properties fo:font-variant="normal" fo:text-transform="none" fo:color="#202122" loext:opacity="100%" style:font-name="sans-serif" fo:font-size="10.5pt" fo:letter-spacing="normal" fo:font-style="normal" fo:font-weight="normal" officeooo:paragraph-rsid="00081a35"/>
    </style:style>
    <style:style style:name="P10" style:family="paragraph" style:parent-style-name="Text_20_body">
      <style:text-properties fo:font-variant="normal" fo:text-transform="none" fo:color="#202122" loext:opacity="100%" style:font-name="sans-serif" fo:font-size="10.5pt" fo:letter-spacing="normal" fo:font-style="normal" fo:font-weight="normal" officeooo:rsid="00081a35" officeooo:paragraph-rsid="00081a35"/>
    </style:style>
    <style:style style:name="P11" style:family="paragraph" style:parent-style-name="Text_20_body">
      <style:text-properties officeooo:rsid="000b9350" officeooo:paragraph-rsid="000b9350"/>
    </style:style>
    <style:style style:name="P12" style:family="paragraph" style:parent-style-name="Text_20_body" style:list-style-name="L1">
      <style:paragraph-properties style:line-height-at-least="0.688cm" fo:orphans="2" fo:widows="2"/>
      <style:text-properties fo:font-variant="normal" fo:text-transform="none" fo:color="#3f506f" loext:opacity="100%" style:font-name="Rubik" fo:font-size="12pt" fo:letter-spacing="normal" fo:font-style="normal" fo:font-weight="normal"/>
    </style:style>
    <style:style style:name="P13" style:family="paragraph" style:parent-style-name="Text_20_body">
      <style:text-properties fo:font-variant="normal" fo:text-transform="none" fo:color="#202122" loext:opacity="100%" style:font-name="sans-serif" fo:font-size="10.5pt" fo:letter-spacing="normal" fo:font-style="normal" fo:font-weight="normal" officeooo:rsid="00081a35"/>
    </style:style>
    <style:style style:name="P14" style:family="paragraph" style:parent-style-name="Text_20_body" style:list-style-name="L1">
      <style:paragraph-properties fo:margin-top="0cm" fo:margin-bottom="0cm" style:contextual-spacing="false" style:line-height-at-least="0.688cm" fo:orphans="2" fo:widows="2"/>
      <style:text-properties fo:font-variant="normal" fo:text-transform="none" fo:color="#3f506f" loext:opacity="100%" style:font-name="Rubik" fo:font-size="12pt" fo:letter-spacing="normal" fo:font-style="normal" fo:font-weight="normal"/>
    </style:style>
    <style:style style:name="T1" style:family="text">
      <style:text-properties fo:font-variant="normal" fo:text-transform="none" fo:color="#212529" loext:opacity="100%" style:font-name="nevermindcondensed regular" fo:font-size="12pt" fo:letter-spacing="normal" fo:font-style="normal" fo:font-weight="normal"/>
    </style:style>
    <style:style style:name="T2" style:family="text">
      <style:text-properties fo:font-variant="normal" fo:text-transform="none" fo:color="#212529" loext:opacity="100%" style:font-name="nevermindcondensed regular" fo:font-size="12pt" fo:letter-spacing="normal" fo:font-style="normal" fo:font-weight="normal" officeooo:rsid="0007564d"/>
    </style:style>
    <style:style style:name="T3" style:family="text">
      <style:text-properties fo:font-variant="normal" fo:text-transform="none" fo:color="#212529" loext:opacity="100%" style:text-line-through-style="none" style:text-line-through-type="none" style:font-name="nevermindcondensed regular" fo:font-size="12pt" fo:letter-spacing="normal" fo:font-style="normal" style:text-underline-style="none" fo:font-weight="normal" officeooo:rsid="0007564d" style:text-blinking="false" fo:background-color="#ffffff" loext:char-shading-value="0" style:font-weight-asian="bold" style:font-weight-complex="bold"/>
    </style:style>
    <style:style style:name="T4" style:family="text">
      <style:text-properties fo:font-variant="normal" fo:text-transform="none" fo:color="#212529" loext:opacity="100%" style:text-line-through-style="none" style:text-line-through-type="none" style:font-name="nevermindcondensed regular" fo:font-size="12pt" fo:letter-spacing="normal" fo:font-style="normal" style:text-underline-style="none" fo:font-weight="normal" officeooo:rsid="0007cd33" style:text-blinking="false" fo:background-color="#ffffff" loext:char-shading-value="0" style:font-weight-asian="bold" style:font-weight-complex="bold"/>
    </style:style>
    <style:style style:name="T5" style:family="text">
      <style:text-properties fo:font-variant="normal" fo:text-transform="none" fo:color="#212529" loext:opacity="100%" style:text-line-through-style="none" style:text-line-through-type="none" style:font-name="nevermindcondensed regular" fo:font-size="12pt" fo:letter-spacing="normal" fo:font-style="normal" style:text-underline-style="none" fo:font-weight="normal" officeooo:rsid="00081a35" style:text-blinking="false" fo:background-color="#ffffff" loext:char-shading-value="0" style:font-weight-asian="bold" style:font-weight-complex="bold"/>
    </style:style>
    <style:style style:name="T6" style:family="text">
      <style:text-properties fo:font-variant="normal" fo:text-transform="none" fo:color="#212529" loext:opacity="100%" style:text-line-through-style="none" style:text-line-through-type="none" style:font-name="nevermindcondensed regular" fo:font-size="12pt" fo:letter-spacing="normal" style:text-underline-style="none" fo:font-weight="normal" officeooo:rsid="0007564d" style:text-blinking="false" fo:background-color="#ffffff" loext:char-shading-value="0" style:font-weight-asian="bold" style:font-weight-complex="bold"/>
    </style:style>
    <style:style style:name="T7" style:family="text">
      <style:text-properties fo:font-variant="normal" fo:text-transform="none" fo:color="#002fff" loext:opacity="100%" style:text-line-through-style="none" style:text-line-through-type="none" style:font-name="nevermindcondensed regular" fo:font-size="12pt" fo:letter-spacing="normal" fo:font-style="normal" style:text-underline-style="none" fo:font-weight="bold" style:text-blinking="false" fo:background-color="#ffffff" loext:char-shading-value="0"/>
    </style:style>
    <style:style style:name="T8" style:family="text">
      <style:text-properties fo:font-variant="normal" fo:text-transform="none" fo:color="#202122" loext:opacity="100%" style:text-line-through-style="none" style:text-line-through-type="none" style:font-name="sans-serif" fo:font-size="10.5pt" fo:letter-spacing="normal" fo:font-style="normal" style:text-underline-style="none" fo:font-weight="normal" officeooo:rsid="00081a35" style:text-blinking="false" fo:background-color="#ffffff" loext:char-shading-value="0" style:font-weight-asian="bold" style:font-weight-complex="bold"/>
    </style:style>
    <style:style style:name="T9" style:family="text">
      <style:text-properties fo:font-variant="normal" fo:text-transform="none" fo:color="#202122" loext:opacity="100%" style:text-line-through-style="none" style:text-line-through-type="none" style:font-name="sans-serif" fo:font-size="10.5pt" fo:letter-spacing="normal" fo:font-style="normal" style:text-underline-style="none" fo:font-weight="bold" officeooo:rsid="00081a35" style:text-blinking="false" fo:background-color="#ffffff" loext:char-shading-value="0" style:font-weight-asian="bold" style:font-weight-complex="bold"/>
    </style:style>
    <style:style style:name="T10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11" style:family="text">
      <style:text-properties fo:font-variant="normal" fo:text-transform="none" fo:color="#202122" loext:opacity="100%" fo:letter-spacing="normal"/>
    </style:style>
    <style:style style:name="T12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3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fo:font-weight="normal" officeooo:rsid="00081a35" style:text-blinking="false" fo:background-color="#ffffff" loext:char-shading-value="0" style:font-weight-asian="bold" style:font-weight-complex="bold"/>
    </style:style>
    <style:style style:name="T14" style:family="text">
      <style:text-properties fo:font-variant="normal" fo:text-transform="none" fo:color="#3f506f" loext:opacity="100%" style:font-name="Rubik" fo:font-size="12pt" fo:letter-spacing="normal" fo:font-style="normal" fo:font-weight="normal"/>
    </style:style>
    <style:style style:name="T15" style:family="text">
      <style:text-properties officeooo:rsid="00081a35"/>
    </style:style>
    <style:style style:name="T16" style:family="text">
      <style:text-properties officeooo:rsid="0008c68a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1854 — Gorge Boole Crea la logica matematica que s’utilitzara en cpmputacio i sera clau per al desenvulupament dde procesadors i tot el que permet que la IA funcioni.</text:p>
      <text:p text:style-name="P6"/>
      <text:p text:style-name="P6">1921 — Apareix per primer cop a mans de Karek Apek el terme de robot en una de les seves obres de teatre que vol dir treball dur,</text:p>
      <text:p text:style-name="P6"/>
      <text:p text:style-name="P6">1936 — Alan turing, pare de la IA crea en un dels seus articles on parle de les bases de la informatica el concepte de algoritme</text:p>
      <text:p text:style-name="P6"/>
      <text:p text:style-name="P6">1941 — Konrad Zuse crea Z3, el rimer ordinador programable de manera automatica, es un dels primers ordinadors que presenta una novetat per a la societat moderna.</text:p>
      <text:p text:style-name="P6"/>
      <text:p text:style-name="P6">1941 — Isaac Asimov presneta les 3 lleys de la robotica, y apareix el concepte de IA aplicat a la ciencia ficció mostrant un desti pesimista en relacio al final de la humanistat a mans de les maquines.</text:p>
      <text:p text:style-name="P6"/>
      <text:p text:style-name="P6">Posar les 3 lleis</text:p>
      <text:p text:style-name="P6"/>
      <text:p text:style-name="P2"><text:span text:style-name="T1">1950 — </text:span><text:span text:style-name="T2">Alan Turing crea la idea del Test de Turing i publica </text:span><text:a xlink:type="simple" xlink:href="http://www.eldiario.es/turing/Test-Turing-inteligencia-maquinas_0_225377744.html" office:target-frame-name="_blank" xlink:show="new" text:style-name="Internet_20_link" text:visited-style-name="Visited_20_Internet_20_Link"><text:span text:style-name="Strong_20_Emphasis">Computing machinery and intelligence</text:span></text:a><text:span text:style-name="Strong_20_Emphasis"><text:span text:style-name="T7"> <text:s/></text:span></text:span><text:span text:style-name="Strong_20_Emphasis"><text:span text:style-name="T3">a la revista Mind i crea el Test de Turing.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1956 — Jhon McCarty, Marvin Misky i Claude Shannon van donar nom al terme formalment durant la conferencia de Darmouth. La van definir com «la ciencia e ingenio de hacer máquinas inteligentes, especialmente programas de cálculo inteligente» la converencia estava financiada per la uncacio <text:s/>Rockefeller i es va dir </text:span></text:span><text:span text:style-name="Emphasis"><text:span text:style-name="T6">Dartmouth Summer Research Project on Artificial Intelligence</text:span></text:span><text:span text:style-name="Strong_20_Emphasis"><text:span text:style-name="T3">.</text:span></text:span></text:p>
      <text:p text:style-name="P4"><text:span text:style-name="Strong_20_Emphasis"><text:span text:style-name="T3"/></text:span></text:p>
      <text:p text:style-name="P6"/>
      <text:p text:style-name="P6">1957 — Frank Rosenblat disseña la primera red neuronal y es s’inicia l¡aprenentatge profund.</text:p>
      <text:p text:style-name="P6"/>
      <text:p text:style-name="P6">1966 — Joseph Weizenbaum, desde el MIT desenvolupa ELIZA, un programa que incorpora procesament del llenguatge natural huma i es capaç de simular una conversació, com si fos humà. No obstant, no passa el test de turing.</text:p>
      <text:p text:style-name="P6"/>
      <text:p text:style-name="P6">1969 — Millores significatives en l’aprenentatge profund, desde el MIT focus a estats units del desenvolupament de la A Marvin Minsky (cofundador del propi MIT) crea els perceptrones, fundamental per al funcionament de les xarxes neruronals, metode que no es cubreix en el marc teoric del treball degut a la seva complexitat i que no es rellevant al nivell divulgatiu que s’eesta treballant. No obstant, cal compendre que ja estem davant d’una tecnica avançada de IA.</text:p>
      <text:p text:style-name="P5"/>
      <text:p text:style-name="P1"><text:span text:style-name="Strong_20_Emphasis"><text:span text:style-name="T3"/></text:span></text:p>
      <text:p text:style-name="P1"><text:soft-page-break/><text:span text:style-name="Strong_20_Emphasis"><text:span text:style-name="T3">1997 — Deep Blue de IBM guanya al campio mundial de escacs Gari Kasparov, ja gavien jugat l’any pasat i va guanyar Kasparov. Punt d’inflexió on la IA guanya a l¡humà.</text:span></text:span></text:p>
      <text:p text:style-name="P1"><text:span text:style-name="Strong_20_Emphasis"><text:span text:style-name="T3"/></text:span></text:p>
      <text:p text:style-name="P3"><text:span text:style-name="Strong_20_Emphasis"><text:span text:style-name="T5">1979 — El cart de Stanforf es el primer vehicle autonom de la historia que va ser capaz de recorrer un esoai de manera autonoma esquivant diferents obstacles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2011 — Supercomputador de IBM anomentat watson guanya un concurs televisiu de eeuu, heopardy en el que es fan preguntes de cultura general, Watson apren acumulant informacio i es cpaç d’entendre el llenguatge humà, NLP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A partir d’aquest any i seguint amb el model cognitiu de Watson es desenvulupen els asistents virutals que tothom te en el seu movil avui en dia, siri a apple, google now a google i cortana a microsoft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2012 — Yoshua Bengio publica un article d’aprenentatge profund a la revista Scientific Americant que dona el punt de partida al desenvolupament més avançat de la IA.</text:span></text:span></text:p>
      <text:p text:style-name="P1"><text:span text:style-name="Strong_20_Emphasis"><text:span text:style-name="T3"/></text:span></text:p>
      <text:p text:style-name="P3"><text:span text:style-name="Strong_20_Emphasis"><text:span text:style-name="T5">2014 — La IA anomenada Eugene Goostmant, simula un nen ucrania de 13 anys que en el 2014 va ser capaç de passar el test de turing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2016 — La IA Alpha Go de google guanya al campio mundial de Go Se-Dol en un 5 partides.</text:span></text:span></text:p>
      <text:p text:style-name="P1"><text:span text:style-name="Strong_20_Emphasis"><text:span text:style-name="T3"/></text:span></text:p>
      <text:p text:style-name="P2"><text:span text:style-name="Strong_20_Emphasis"><text:span text:style-name="T4">Més endevant, es produeixen avenços significatius en tots els diferents camps de la IA com poden ser la conduccio autonoma(tot i que ara es presenta estancada en un ivern de la IA) Millores en la salud com per exemple en diagnostics de malalties o tractaments automatics, es procesa millor el llenguatje huma i es donen aplicacions co….</text:span></text:span></text:p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  <text:p text:style-name="P3"><text:span text:style-name="Strong_20_Emphasis"><text:span text:style-name="T5">Test de turing — </text:span></text:span><text:span text:style-name="Strong_20_Emphasis"><text:span text:style-name="T8">De todas maneras esta prueba no tuvo el valor práctico que se esperaba, aunque sus repercusiones teóricas son fundamentales. El enfoque de Turing de ver a la inteligencia artificial como una imitación del </text:span></text:span><text:span text:style-name="Strong_20_Emphasis"><text:span text:style-name="T9">comportamiento humano</text:span></text:span><text:span text:style-name="Strong_20_Emphasis"><text:span text:style-name="T8"> no fue tan práctico a lo largo del tiempo y el enfoque dominante ha sido el del </text:span></text:span><text:span text:style-name="Strong_20_Emphasis"><text:span text:style-name="T9">comportamiento racional</text:span></text:span><text:span text:style-name="Strong_20_Emphasis"><text:span text:style-name="T8">, de manera similar, en el campo de la aeronáutica se dejó de lado el enfoque de tratar de imitar a los pájaros y se tomó el enfoque de comprender las reglas de </text:span></text:span><text:a xlink:type="simple" xlink:href="https://es.wikipedia.org/wiki/Aerodinámica" text:style-name="Internet_20_link" text:visited-style-name="Visited_20_Internet_20_Link"><text:span text:style-name="Strong_20_Emphasis"><text:span text:style-name="T13">aerodinámica</text:span></text:span></text:a><text:span text:style-name="Strong_20_Emphasis"><text:span text:style-name="T8">. Aunque desde luego, el enfoque del </text:span></text:span><text:span text:style-name="Strong_20_Emphasis"><text:span text:style-name="T9">comportamiento humano</text:span></text:span><text:span text:style-name="Strong_20_Emphasis"><text:span text:style-name="T8"> y el del </text:span></text:span><text:span text:style-name="Strong_20_Emphasis"><text:span text:style-name="T9">pensamiento humano</text:span></text:span><text:span text:style-name="Strong_20_Emphasis"><text:span text:style-name="T8"> siguen siendo estudiados por las </text:span></text:span><text:a xlink:type="simple" xlink:href="https://es.wikipedia.org/wiki/Ciencia_cognitiva" text:style-name="Internet_20_link" text:visited-style-name="Visited_20_Internet_20_Link"><text:span text:style-name="Strong_20_Emphasis"><text:span text:style-name="T13">ciencias cognitivas</text:span></text:span></text:a><text:span text:style-name="Strong_20_Emphasis"><text:span text:style-name="T8"> y continúan aportando interesantes resultados a la Inteligencia Artificial, y viceversas</text:span></text:span></text:p>
      <text:p text:style-name="P13"><text:span text:style-name="T10"/></text:p>
      <text:p text:style-name="P10"/>
      <text:p text:style-name="P8"><text:line-break/><text:span text:style-name="T16">Futur </text:span><text:span text:style-name="T14">Ya en el nuevo siglo y con mejoras en los procesos tecnológicos, la inteligencia artificial crece a una velocidad de vértigo y se empiezan a ver los primeros vestigios de lo que será la IA del futuro.  </text:span></text:p>
      <text:p text:style-name="P7"><text:soft-page-break/>Google, el gigante de internet, siempre ha destacado por sumarse a la innovación y estar siempre a la última. Por ello, en 2008 decidió lanzar la primera aplicación con capacidad para reconocer la voz mediante el uso de IA.</text:p>
      <text:p text:style-name="P7">IBM también quiso seguir actualizando sus procesos. Por eso, en 2011 presentó a Watson, un ordenador que seguía la metodología de Deep Blue y que consiguió ganar el concurso de preguntas y respuestas “Jeopardy!” superando con creces a la mente humana.</text:p>
      <text:p text:style-name="P7">Sin embargo, uno de los acontecimientos más reseñables del siglo XXI en relación a la IA se produjo en el año 2014, cuando un bot computacional llamado Eugene Goostman consiguió superar el Test de Turing, engañando a 30 de los 150 haciéndoles creer que estaban hablando con un niño ucraniano de 13 años y no con una máquina.</text:p>
      <text:p text:style-name="P7">Siguiendo la línea temporal, en 2015, AlphaGo se convirtió en la primera máquina en ganar a un jugador profesional del milenario juego oriental Go. Un verdadero reto para la máquina, puesto que este juego plantea una gran complejidad.</text:p>
      <text:p text:style-name="P7">A lo largo de la historia, la IA ha dado muchos palos de ciego. No obstante, todos los hechos anteriormente expuestos han contribuido a cimentar las bases de lo que tenemos hoy en día: identificar imágenes, reconocimiento por voz, reconocimiento facial, respuestas automáticas…</text:p>
      <text:p text:style-name="P7">Algunos avances de peso que tienen que ver con la inteligencia artificial son:</text:p>
      <text:list xml:id="list2624813115" text:style-name="L1">
        <text:list-item>
          <text:p text:style-name="P14">Traducciones.</text:p>
        </text:list-item>
        <text:list-item>
          <text:p text:style-name="P14">Asistentes digitales.</text:p>
        </text:list-item>
        <text:list-item>
          <text:p text:style-name="P14">Respuestas automatizadas.</text:p>
        </text:list-item>
        <text:list-item>
          <text:p text:style-name="P14">Vehículos autónomos.</text:p>
        </text:list-item>
        <text:list-item>
          <text:p text:style-name="P14">Clasificación de imágenes.</text:p>
        </text:list-item>
        <text:list-item>
          <text:p text:style-name="P12">Conversión de texto a diálogo y viceversa.</text:p>
        </text:list-item>
      </text:list>
      <text:p text:style-name="P7">Aunque parezca mentira, esto solo es la punta del iceberg. La inversión en IA ha aumentado considerablemente y estamos seguros que en los próximos años seremos testigos de lo que es realmente capaz.</text:p>
      <text:p text:style-name="P8"><text:soft-page-break/></text:p>
      <text:p text:style-name="P8"/>
      <text:p text:style-name="P11">INVIERNOS I PRIMAVERAS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Rubik" svg:font-family="Rubik, sans-serif"/>
    <style:font-face style:name="nevermindcondensed regular" svg:font-family="'nevermindcondensed regular'"/>
    <style:font-face style:name="sans-serif" svg:font-family="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5T14:16:38.921420064</meta:creation-date>
    <meta:editing-duration>PT1H18M30S</meta:editing-duration>
    <meta:editing-cycles>5</meta:editing-cycles>
    <meta:generator>LibreOffice/7.0.5.2$Linux_X86_64 LibreOffice_project/00$Build-2</meta:generator>
    <dc:date>2021-07-16T14:25:45.988656860</dc:date>
    <meta:document-statistic meta:table-count="0" meta:image-count="0" meta:object-count="0" meta:page-count="4" meta:paragraph-count="35" meta:word-count="1058" meta:character-count="6277" meta:non-whitespace-character-count="5238"/>
  </office:meta>
</office:document-meta>
</file>